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DE000001E0C35C4FD686D9434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Gentium" svg:font-family="Gentium" style:font-pitch="variable"/>
    <style:font-face style:name="Gentium Plus" svg:font-family="'Gentium Plus'" style:font-pitch="variable"/>
    <style:font-face style:name="aakar" svg:font-family="aakar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2c3e50" style:font-name="DejaVu Sans" fo:font-size="85pt" style:font-size-asian="85pt" style:font-size-complex="85pt"/>
    </style:style>
    <style:style style:name="P3" style:family="paragraph">
      <loext:graphic-properties draw:fill="none" draw:fill-color="#ffffff"/>
      <style:text-properties fo:color="#2c3e50" style:font-name="DejaVu Sans" fo:font-size="85pt" style:font-size-asian="85pt" style:font-size-complex="85pt"/>
    </style:style>
    <style:style style:name="T1" style:family="text">
      <style:text-properties fo:color="#2c3e50" style:font-name="DejaVu Sans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52cm" svg:height="8.589cm" svg:x="0.3cm" svg:y="3.611cm">
          <draw:image xlink:href="Pictures/10000201000001DE000001E0C35C4FD686D9434A.png" xlink:type="simple" xlink:show="embed" xlink:actuate="onLoad" loext:mime-type="image/png">
            <text:p/>
          </draw:image>
        </draw:frame>
        <draw:frame draw:style-name="gr2" draw:text-style-name="P3" draw:layer="layout" svg:width="22.02cm" svg:height="3.21cm" svg:x="8.88cm" svg:y="6.438cm">
          <draw:text-box>
            <text:p text:style-name="P2"><text:span text:style-name="T1">Corona-Stat.l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Gentium" svg:font-family="Gentium" style:font-pitch="variable"/>
    <style:font-face style:name="Gentium Plus" svg:font-family="'Gentium Plus'" style:font-pitch="variable"/>
    <style:font-face style:name="aakar" svg:font-family="aakar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8-03-18T15:32:03.234965546</meta:creation-date>
    <dc:date>2020-03-18T20:56:40.866759833</dc:date>
    <meta:editing-duration>PT2H9M42S</meta:editing-duration>
    <meta:editing-cycles>20</meta:editing-cycles>
    <meta:generator>LibreOffice/6.3.5.2$Linux_X86_64 LibreOffice_project/30$Build-2</meta:generator>
    <meta:document-statistic meta:object-count="2"/>
  </office:meta>
</office:document-meta>
</file>